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09ab00" style:font-size-asian="12pt" style:font-size-complex="12pt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font-name="Segoe UI" fo:font-size="12pt" fo:font-weight="normal" officeooo:paragraph-rsid="0009ab00" style:font-size-asian="12pt" style:font-weight-asian="normal" style:font-name-complex="Segoe UI1" style:font-size-complex="12pt" style:font-weight-complex="normal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fo:font-size="12pt" officeooo:rsid="0009ab00" officeooo:paragraph-rsid="0009ab00" style:font-size-asian="12pt" style:font-size-complex="12pt"/>
    </style:style>
    <style:style style:name="P4" style:family="paragraph" style:parent-style-name="Standard">
      <style:paragraph-properties fo:margin-left="0.25in" fo:margin-right="0in" fo:margin-top="0in" fo:margin-bottom="0in" style:contextual-spacing="false" fo:line-height="100%" fo:text-indent="0in" style:auto-text-indent="false"/>
      <style:text-properties style:font-name="Segoe UI" fo:font-size="12pt" fo:font-weight="normal" officeooo:paragraph-rsid="0009ab00" style:font-size-asian="12pt" style:font-weight-asian="normal" style:font-name-complex="Segoe UI1" style:font-size-complex="12pt" style:font-weight-complex="normal"/>
    </style:style>
    <style:style style:name="P5" style:family="paragraph" style:parent-style-name="Standard">
      <style:paragraph-properties fo:margin-left="0.25in" fo:margin-right="0in" fo:margin-top="0in" fo:margin-bottom="0in" style:contextual-spacing="false" fo:line-height="100%" fo:text-indent="0in" style:auto-text-indent="false"/>
      <style:text-properties fo:font-size="12pt" fo:font-weight="normal" officeooo:paragraph-rsid="0009ab00" style:font-size-asian="12pt" style:font-weight-asian="normal" style:font-size-complex="12pt" style:font-weight-complex="normal"/>
    </style:style>
    <style:style style:name="P6" style:family="paragraph" style:parent-style-name="List_20_Paragraph" style:list-style-name="L2">
      <style:paragraph-properties fo:margin-top="0in" fo:margin-bottom="0in" style:contextual-spacing="true" fo:line-height="100%"/>
      <style:text-properties style:font-name="Segoe UI" fo:font-size="12pt" officeooo:paragraph-rsid="0009ab00" style:font-size-asian="12pt" style:font-name-complex="Segoe UI1" style:font-size-complex="12pt"/>
    </style:style>
    <style:style style:name="P7" style:family="paragraph" style:parent-style-name="Standard" style:master-page-name="Standard">
      <style:paragraph-properties fo:margin-top="0in" fo:margin-bottom="0in" style:contextual-spacing="false" fo:line-height="100%" style:page-number="auto"/>
      <style:text-properties style:font-name="Segoe UI" fo:font-size="18pt" style:text-underline-style="solid" style:text-underline-width="auto" style:text-underline-color="font-color" fo:font-weight="bold" officeooo:rsid="0009ab00" officeooo:paragraph-rsid="0009ab00" style:font-size-asian="18pt" style:font-weight-asian="bold" style:font-name-complex="Segoe UI1" style:font-size-complex="18pt" style:font-weight-complex="bold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Segoe UI" fo:font-size="12pt" officeooo:rsid="0009ab00" officeooo:paragraph-rsid="0009ab00" style:font-size-asian="12pt" style:font-name-complex="Segoe UI1" style:font-size-complex="12pt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Segoe UI" fo:font-size="12pt" officeooo:paragraph-rsid="0009ab00" style:font-size-asian="12pt" style:font-name-complex="Segoe UI1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style:font-name="Segoe UI" fo:font-size="12pt" fo:font-weight="normal" officeooo:paragraph-rsid="0009ab00" style:font-size-asian="12pt" style:font-weight-asian="normal" style:font-name-complex="Segoe UI1" style:font-size-complex="12pt" style:font-weight-complex="normal"/>
    </style:style>
    <style:style style:name="P11" style:family="paragraph" style:parent-style-name="Standard">
      <style:paragraph-properties fo:margin-left="0.25in" fo:margin-right="0in" fo:margin-top="0in" fo:margin-bottom="0in" style:contextual-spacing="false" fo:line-height="100%" fo:text-indent="0in" style:auto-text-indent="false"/>
      <style:text-properties style:font-name="Segoe UI" fo:font-size="12pt" fo:font-weight="normal" officeooo:paragraph-rsid="0009ab00" style:font-size-asian="12pt" style:font-weight-asian="normal" style:font-name-complex="Segoe UI1" style:font-size-complex="12pt" style:font-weight-complex="normal"/>
    </style:style>
    <style:style style:name="T1" style:family="text">
      <style:text-properties style:font-name="Segoe UI" style:font-name-complex="Segoe UI1"/>
    </style:style>
    <style:style style:name="T2" style:family="text">
      <style:text-properties style:font-name="Segoe UI" style:text-underline-style="solid" style:text-underline-width="auto" style:text-underline-color="font-color" style:font-name-complex="Segoe UI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blem 3:</text:p>
      <text:p text:style-name="P3"/>
      <text:p text:style-name="P3"/>
      <text:p text:style-name="P8"/>
      <text:list xml:id="list3915777778531042047" text:style-name="L2">
        <text:list-item>
          <text:p text:style-name="P6">The Student table is not in BCNF because StdAddress, StdCity, StdState -&gt; StdZip; or if StdZip is a 9-digit zip code, then StdZip -&gt; Std City, StdState. <text:s/>I would suggest moving forward with a 9-digit zip code design, and split the Student table into two with StdZip as the primary key of the new table.</text:p>
          <text:p text:style-name="P6"/>
        </text:list-item>
        <text:list-item>
          <text:p text:style-name="P6">The Institution table is not in BCNF because InstMascot is not a unique value . I would split the Institution table into two and create MascotID as the primary key of the new table.</text:p>
        </text:list-item>
      </text:list>
      <text:p text:style-name="P9"/>
      <text:p text:style-name="P2">The final tables would be as follows:</text:p>
      <text:p text:style-name="P2"/>
      <text:p text:style-name="P5"><text:span text:style-name="T1">Student (</text:span><text:span text:style-name="T2">StdNo</text:span><text:span text:style-name="T1">, StdName, StdEmail, StdAddress, StdZip9)UNIQUE (StdEmail)</text:span></text:p>
      <text:p text:style-name="P4">FOREIGN KEY StdZip9 REFERENCES Zipcode</text:p>
      <text:p text:style-name="P4"/>
      <text:p text:style-name="P5"><text:span text:style-name="T1">Zipcode (</text:span><text:span text:style-name="T2">StdZip9</text:span><text:span text:style-name="T1">, StdCity, StdState)</text:span></text:p>
      <text:p text:style-name="P4"/>
      <text:p text:style-name="P5"><text:span text:style-name="T1">Lender (</text:span><text:span text:style-name="T2">LenderNo</text:span><text:span text:style-name="T1">, LenderName)UNIQUE (LenderName)</text:span></text:p>
      <text:p text:style-name="P4"/>
      <text:p text:style-name="P5"><text:span text:style-name="T1">Institution (</text:span><text:span text:style-name="T2">InstNo</text:span><text:span text:style-name="T1">, InstName, MascotID)UNIQUE (InstName)</text:span></text:p>
      <text:p text:style-name="P4">FOREIGN KEY MascotID REFERENCES Mascot</text:p>
      <text:p text:style-name="P4"/>
      <text:p text:style-name="P5"><text:span text:style-name="T1">Mascot (</text:span><text:span text:style-name="T2">MascotID</text:span><text:span text:style-name="T1">, MascotName)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2:11:31.929751564</meta:creation-date>
    <dc:date>2017-06-09T00:07:44.510767498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134" meta:character-count="851" meta:non-whitespace-character-count="730"/>
  </office:meta>
</office:document-meta>
</file>